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Arial" fo:font-size="12pt" officeooo:rsid="0005a7d6" officeooo:paragraph-rsid="0005a7d6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Arial" fo:font-size="12pt" fo:font-weight="normal" officeooo:rsid="0005a7d6" officeooo:paragraph-rsid="000631a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Arial" fo:font-size="12pt" fo:font-weight="normal" officeooo:rsid="0005a7d6" officeooo:paragraph-rsid="000836e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Arial" fo:font-size="12pt" style:text-underline-style="solid" style:text-underline-width="auto" style:text-underline-color="font-color" fo:font-weight="normal" officeooo:rsid="00159d98" officeooo:paragraph-rsid="00159d9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writing-mode="lr-tb"/>
      <style:text-properties style:font-name="Arial" fo:font-size="12pt" style:text-underline-style="solid" style:text-underline-width="auto" style:text-underline-color="font-color" fo:font-weight="normal" officeooo:rsid="00173e1b" officeooo:paragraph-rsid="0019e96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writing-mode="lr-tb"/>
      <style:text-properties style:font-name="Arial" fo:font-size="12pt" style:text-underline-style="none" fo:font-weight="normal" officeooo:rsid="00159d98" officeooo:paragraph-rsid="00159d9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3pt" fo:font-weight="bold" officeooo:rsid="000a7343" officeooo:paragraph-rsid="000a7343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none" officeooo:rsid="000ba8f4" officeooo:paragraph-rsid="000ba8f4" style:font-size-asian="13pt" style:font-size-complex="13pt"/>
    </style:style>
    <style:style style:name="P9" style:family="paragraph" style:parent-style-name="Standard">
      <style:paragraph-properties style:writing-mode="lr-tb"/>
      <style:text-properties fo:font-size="12pt" fo:font-weight="normal" officeooo:rsid="0005a7d6" officeooo:paragraph-rsid="001351e5" style:font-size-asian="12pt" style:font-weight-asian="normal" style:font-size-complex="12pt" style:font-weight-complex="normal"/>
    </style:style>
    <style:style style:name="P10" style:family="paragraph" style:parent-style-name="Footer">
      <style:text-properties officeooo:rsid="001f9448" officeooo:paragraph-rsid="001f9448"/>
    </style:style>
    <style:style style:name="P11" style:family="paragraph" style:parent-style-name="Heading_20_1">
      <style:text-properties style:font-name="Arial" fo:font-size="21pt" style:font-size-asian="21pt" style:font-size-complex="21pt"/>
    </style:style>
    <style:style style:name="P12" style:family="paragraph" style:parent-style-name="Standard">
      <style:text-properties style:font-name="sans-serif" fo:font-size="11.25pt" fo:font-weight="bold" officeooo:rsid="000a7343" officeooo:paragraph-rsid="000a7343" style:font-weight-asian="bold" style:font-weight-complex="bold"/>
    </style:style>
    <style:style style:name="P13" style:family="paragraph" style:parent-style-name="Standard">
      <style:text-properties style:font-name="sans-serif" fo:font-size="13pt" officeooo:rsid="000a7343" officeooo:paragraph-rsid="0005a7d6" style:font-size-asian="13pt" style:font-size-complex="13pt"/>
    </style:style>
    <style:style style:name="P14" style:family="paragraph" style:parent-style-name="Standard">
      <style:text-properties style:font-name="sans-serif" fo:font-size="13pt" officeooo:rsid="001324cb" officeooo:paragraph-rsid="001324cb" style:font-size-asian="13pt" style:font-size-complex="13pt"/>
    </style:style>
    <style:style style:name="P15" style:family="paragraph" style:parent-style-name="Standard">
      <style:text-properties style:font-name="sans-serif" fo:font-size="13pt" officeooo:rsid="000ddb1d" officeooo:paragraph-rsid="000ddb1d" style:font-size-asian="13pt" style:font-size-complex="13pt"/>
    </style:style>
    <style:style style:name="P16" style:family="paragraph" style:parent-style-name="Standard">
      <style:text-properties style:font-name="sans-serif" fo:font-size="12pt" officeooo:rsid="0005a7d6" officeooo:paragraph-rsid="0005a7d6" style:font-size-asian="12pt" style:font-size-complex="12pt"/>
    </style:style>
    <style:style style:name="P17" style:family="paragraph" style:parent-style-name="Standard">
      <style:paragraph-properties style:writing-mode="lr-tb"/>
      <style:text-properties style:font-name="sans-serif" fo:font-size="10.5pt" style:text-underline-style="none" fo:font-weight="normal" officeooo:rsid="00170471" officeooo:paragraph-rsid="00159d9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writing-mode="lr-tb"/>
      <style:text-properties style:font-name="Arial" fo:font-size="12pt" fo:font-style="normal" style:text-underline-style="none" fo:font-weight="normal" officeooo:rsid="00159d98" officeooo:paragraph-rsid="00159d9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style:writing-mode="lr-tb"/>
      <style:text-properties style:font-name="Arial" fo:font-size="12pt" style:text-underline-style="solid" style:text-underline-width="auto" style:text-underline-color="font-color" fo:font-weight="normal" officeooo:rsid="0019e964" officeooo:paragraph-rsid="0019e96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writing-mode="lr-tb"/>
      <style:text-properties style:font-name="Arial" fo:font-size="12pt" style:text-underline-style="solid" style:text-underline-width="auto" style:text-underline-color="font-color" fo:font-weight="normal" officeooo:rsid="00173e1b" officeooo:paragraph-rsid="0019e96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writing-mode="lr-tb"/>
      <style:text-properties style:font-name="Arial" fo:font-size="12pt" style:text-underline-style="none" fo:font-weight="normal" officeooo:rsid="00173e1b" officeooo:paragraph-rsid="0019e96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writing-mode="lr-tb"/>
      <style:text-properties style:font-name="Arial" fo:font-size="12pt" fo:font-style="italic" style:text-underline-style="none" fo:font-weight="normal" officeooo:rsid="001f9448" officeooo:paragraph-rsid="001f9448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style:writing-mode="lr-tb"/>
      <style:text-properties style:font-name="Arial" fo:font-size="13pt" style:text-underline-style="none" fo:font-weight="bold" officeooo:rsid="001f9448" officeooo:paragraph-rsid="001f9448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paragraph-properties style:writing-mode="lr-tb"/>
      <style:text-properties officeooo:paragraph-rsid="00203bdd"/>
    </style:style>
    <style:style style:name="P25" style:family="paragraph" style:parent-style-name="Standard" style:list-style-name="L1">
      <style:paragraph-properties style:writing-mode="lr-tb"/>
      <style:text-properties fo:font-style="italic" style:text-underline-style="none" officeooo:paragraph-rsid="00203bdd" style:font-style-asian="italic" style:font-style-complex="italic"/>
    </style:style>
    <style:style style:name="P26" style:family="paragraph" style:parent-style-name="Standard" style:list-style-name="L1">
      <style:paragraph-properties style:writing-mode="lr-tb"/>
      <style:text-properties fo:font-style="italic" style:text-underline-style="none" officeooo:paragraph-rsid="0022098f" style:font-style-asian="italic" style:font-style-complex="italic"/>
    </style:style>
    <style:style style:name="P27" style:family="paragraph" style:parent-style-name="Standard">
      <style:paragraph-properties style:writing-mode="lr-tb"/>
      <style:text-properties fo:font-style="italic" style:text-underline-style="none" officeooo:paragraph-rsid="001f9448" style:font-style-asian="italic" style:font-style-complex="italic"/>
    </style:style>
    <style:style style:name="P28" style:family="paragraph" style:parent-style-name="Standard" style:list-style-name="L1">
      <style:paragraph-properties style:writing-mode="lr-tb"/>
      <style:text-properties fo:font-style="normal" style:text-underline-style="none" officeooo:paragraph-rsid="0022098f" style:font-style-asian="normal" style:font-style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0.5pt" officeooo:rsid="00170471"/>
    </style:style>
    <style:style style:name="T3" style:family="text">
      <style:text-properties style:font-name="sans-serif" fo:font-size="10.5pt" fo:font-style="italic" officeooo:rsid="00170471" style:font-style-asian="italic" style:font-style-complex="italic"/>
    </style:style>
    <style:style style:name="T4" style:family="text">
      <style:text-properties officeooo:rsid="000631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a7343"/>
    </style:style>
    <style:style style:name="T7" style:family="text">
      <style:text-properties officeooo:rsid="000f3c2c"/>
    </style:style>
    <style:style style:name="T8" style:family="text">
      <style:text-properties style:font-name="Arial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officeooo:rsid="000833ed"/>
    </style:style>
    <style:style style:name="T11" style:family="text">
      <style:text-properties style:font-name="Arial" style:text-underline-style="solid" style:text-underline-width="auto" style:text-underline-color="font-color"/>
    </style:style>
    <style:style style:name="T12" style:family="text">
      <style:text-properties style:font-name="Arial" style:text-underline-style="solid" style:text-underline-width="auto" style:text-underline-color="font-color" officeooo:rsid="000f3c2c"/>
    </style:style>
    <style:style style:name="T13" style:family="text">
      <style:text-properties style:font-name="Arial" style:text-underline-style="solid" style:text-underline-width="auto" style:text-underline-color="font-color" officeooo:rsid="00096939"/>
    </style:style>
    <style:style style:name="T14" style:family="text">
      <style:text-properties style:font-name="Arial" fo:font-style="italic" style:font-style-asian="italic" style:font-style-complex="italic"/>
    </style:style>
    <style:style style:name="T15" style:family="text">
      <style:text-properties style:font-name="Arial" fo:font-style="italic" officeooo:rsid="000833ed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58c11"/>
    </style:style>
    <style:style style:name="T18" style:family="text">
      <style:text-properties officeooo:rsid="0016f876"/>
    </style:style>
    <style:style style:name="T19" style:family="text">
      <style:text-properties officeooo:rsid="00170471"/>
    </style:style>
    <style:style style:name="T20" style:family="text">
      <style:text-properties officeooo:rsid="001bfe25"/>
    </style:style>
    <style:style style:name="T21" style:family="text">
      <style:text-properties fo:background-color="#dddddd" loext:char-shading-value="0"/>
    </style:style>
    <style:style style:name="T22" style:family="text">
      <style:text-properties fo:background-color="#dddddd" loext:char-shading-value="0"/>
    </style:style>
    <style:style style:name="T23" style:family="text">
      <style:text-properties style:font-name="Arial" fo:font-size="13pt" fo:font-style="normal" style:text-underline-style="solid" style:text-underline-width="auto" style:text-underline-color="font-color" fo:font-weight="normal" officeooo:rsid="00203bdd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style:font-name="Arial" fo:font-size="13pt" fo:font-style="normal" fo:font-weight="normal" officeooo:rsid="00203bdd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style:font-name="Arial" fo:font-size="13pt" fo:font-style="normal" style:text-underline-style="none" fo:font-weight="normal" officeooo:rsid="00203bdd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style:font-name="Arial" fo:font-size="13pt" style:text-underline-style="solid" style:text-underline-width="auto" style:text-underline-color="font-color" fo:font-weight="normal" officeooo:rsid="00203bdd" style:font-size-asian="13pt" style:font-weight-asian="normal" style:font-size-complex="13pt" style:font-weight-complex="normal"/>
    </style:style>
    <style:style style:name="T27" style:family="text">
      <style:text-properties style:font-name="Arial" fo:font-size="13pt" fo:font-weight="normal" officeooo:rsid="00203bdd" style:font-size-asian="13pt" style:font-weight-asian="normal" style:font-size-complex="13pt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bfe25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5"><text:tab/><text:tab/><text:tab/><text:tab/><text:tab/><text:tab/>Adverbs</text:span> </text:h>
      <text:p text:style-name="P12"/>
      <text:p text:style-name="P7">What are adverbs?</text:p>
      <text:p text:style-name="P13"><text:tab/></text:p>
      <text:p text:style-name="P1"><text:span text:style-name="T6">Adverbs </text:span>are words which modify or give extra information about verbs, adjectives,<text:line-break/>other words or whole clauses. </text:p>
      <text:p text:style-name="P16"/>
      <text:p text:style-name="P14"/>
      <text:p text:style-name="P8"><text:span text:style-name="T9">How are adverbs formed?</text:span><text:span text:style-name="T1"> </text:span></text:p>
      <text:p text:style-name="P15"/>
      <text:p text:style-name="P1">Some adverbs are not derived from other words, while others are formed by adding<text:line-break/>suffixes (e.g. -Iy) to other words, or are formed from groups of words. These are some <text:s/>common examples of adverbs (note spelling):</text:p>
      <text:p text:style-name="P1"/>
      <text:p text:style-name="P2"><text:span text:style-name="T7">A</text:span><text:span text:style-name="T4">- </text:span><text:span text:style-name="T17">N</text:span><text:span text:style-name="T16">ot formed from other words</text:span><text:tab/><text:tab/><text:span text:style-name="T28">just, well, soon, too, quite, still</text:span><text:line-break/><text:span text:style-name="T7">B</text:span>- <text:span text:style-name="T17">F</text:span><text:span text:style-name="T16">ixed phrases</text:span><text:tab/><text:tab/><text:tab/><text:tab/><text:span text:style-name="T28">kind of, of course, at last</text:span></text:p>
      <text:p text:style-name="P9"><text:span text:style-name="T1"><text:line-break/></text:span><text:span text:style-name="T12">C</text:span><text:span text:style-name="T11">- </text:span><text:span text:style-name="T13">F</text:span><text:span text:style-name="T11">ormed from other words :</text:span><text:span text:style-name="T8"><text:line-break/><text:line-break/><text:line-break/>adjective + -Iy <text:tab/><text:tab/></text:span><text:span text:style-name="T14">tragic --&gt; tragically, excitable --&gt; excitably, easy --&gt; easily,<text:line-break/><text:tab/><text:tab/><text:tab/><text:tab/>real --+ really</text:span><text:span text:style-name="T8"><text:line-break/>noun/preposition +<text:tab/><text:tab/></text:span><text:span text:style-name="T14">home --&gt; homeward, after --+ afterwards, health --&gt; <text:tab/> </text:span></text:p>
      <text:p text:style-name="P9"><text:span text:style-name="T8">-ward(s)/-wise<text:tab/><text:tab/></text:span><text:span text:style-name="T14">healthwise</text:span><text:span text:style-name="T8"><text:line-break/><text:tab/><text:tab/><text:line-break/><text:line-break/>compounds <text:tab/><text:tab/><text:tab/></text:span><text:span text:style-name="T15">s</text:span><text:span text:style-name="T14">ome + times --&gt; sometimes</text:span></text:p>
      <text:p text:style-name="P3"/>
      <text:p text:style-name="P18">In some cases adverbs have the same forms as adjectives; in other cases two different adverbs are derived from the same adjective</text:p>
      <text:p text:style-name="P18"/>
      <text:p text:style-name="P4"><text:span text:style-name="T18">D- </text:span>Adverbs which have the same form as adjectives:</text:p>
      <text:p text:style-name="P6"><text:tab/><text:tab/><text:span text:style-name="T28">close, dead, fast, fine, long, low, pretty, short, straight, wide, wron</text:span><text:span text:style-name="T3">g</text:span></text:p>
      <text:p text:style-name="P17"/>
      <text:p text:style-name="P5">E- <text:span text:style-name="T19">There are a few adjectives which look like adverbs, e.g. friendly, lonely, cowardly</text:span></text:p>
      <text:p text:style-name="P19">We cannot make these adjectives into adverbs in the usual way. We use</text:p>
      <text:p text:style-name="P19">alternative words or phrases, or the adjective with manner or way:</text:p>
      <text:p text:style-name="P5"/>
      <text:p text:style-name="P21"><text:tab/><text:tab/><text:span text:style-name="T29">(we don’t say) </text:span><text:span text:style-name="T28">He left cowardlyly<text:line-break/><text:tab/><text:tab/></text:span><text:span text:style-name="T29">(we say) </text:span><text:span text:style-name="T28">He left like a coward …. He left in a cowardly way ..</text:span></text:p>
      <text:p text:style-name="P22"/>
      <text:p text:style-name="P23"/>
      <text:p text:style-name="P23"/>
      <text:p text:style-name="P27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f9448" officeooo:paragraph-rsid="001f9448"/>
    </style:style>
    <style:style style:name="MT1" style:family="text">
      <style:text-properties fo:background-color="#dddddd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uhannad Hassoun 0997606295</text:span><text:tab/><text:page-number text:select-page="current">1</text:page-number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11:35.728536334</meta:creation-date>
    <dc:date>2022-11-02T15:48:18.996415074</dc:date>
    <meta:editing-duration>PT46M21S</meta:editing-duration>
    <meta:editing-cycles>33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234" meta:character-count="1378" meta:non-whitespace-character-count="1125"/>
  </office:meta>
</office:document-meta>
</file>